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35E6AAF6DAB409D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6.2993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0.9625in"/>
    </style:style>
    <style:style style:name="Table1.B" style:family="table-column">
      <style:table-column-properties style:column-width="5.33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3771in" fo:margin-left="-0.5563in" table:align="left" style:writing-mode="lr-tb"/>
    </style:style>
    <style:style style:name="Table2.A" style:family="table-column">
      <style:table-column-properties style:column-width="0.8146in"/>
    </style:style>
    <style:style style:name="Table2.B" style:family="table-column">
      <style:table-column-properties style:column-width="0.7479in"/>
    </style:style>
    <style:style style:name="Table2.C" style:family="table-column">
      <style:table-column-properties style:column-width="1.1271in"/>
    </style:style>
    <style:style style:name="Table2.E" style:family="table-column">
      <style:table-column-properties style:column-width="2.1215in"/>
    </style:style>
    <style:style style:name="Table2.F" style:family="table-column">
      <style:table-column-properties style:column-width="1.818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2" style:family="table-row">
      <style:table-row-properties style:min-row-height="0.5264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name-asian="Calibri1" style:font-weight-asian="bold" style:font-name-complex="Times New Roman1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weight="bold" style:font-name-asian="Calibri1" style:font-weight-asian="bold" style:font-name-complex="Times New Roman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8pt" fo:font-weight="bold" style:font-name-asian="Calibri1" style:font-size-asian="18pt" style:font-weight-asian="bold" style:font-name-complex="Times New Roman1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style:font-name-asian="Calibri1" style:font-name-complex="Times New Roman1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tyle="italic" style:font-name-asian="Calibri1" style:font-style-asian="italic" style:font-name-complex="Times New Roman1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style:font-name-asian="Calibri1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9pt" fo:font-style="italic" style:font-name-asian="Calibri1" style:font-size-asian="9pt" style:font-style-asian="italic" style:font-name-complex="Times New Roman1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fo:font-style="italic" style:font-name-asian="Calibri1" style:font-size-asian="16pt" style:font-style-asian="italic" style:font-name-complex="Times New Roman1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6pt" style:font-name-asian="Calibri1" style:font-size-asian="16pt" style:font-name-complex="Times New Roman1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style:font-name-asian="Calibri1" style:font-size-asian="10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0pt" officeooo:paragraph-rsid="000d1697" style:font-name-asian="Calibri1" style:font-size-asian="10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italic" officeooo:rsid="0031b6cd" officeooo:paragraph-rsid="0031b6cd" style:font-name-asian="Calibri1" style:font-size-asian="22pt" style:font-style-asian="italic" style:font-name-complex="Times New Roman1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2pt" fo:font-style="normal" fo:font-weight="bold" officeooo:rsid="0031eb05" officeooo:paragraph-rsid="0031eb05" style:font-name-asian="Calibri1" style:font-size-asian="22pt" style:font-style-asian="normal" style:font-weight-asian="bold" style:font-name-complex="Times New Roman1" style:font-size-complex="22pt" style:font-style-complex="normal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5pt" fo:font-weight="bold" style:font-name-asian="Calibri1" style:font-size-asian="5pt" style:font-weight-asian="bold" style:font-name-complex="Times New Roman1"/>
    </style:style>
    <style:style style:name="P18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</style:style>
    <style:style style:name="P19" style:family="paragraph" style:parent-style-name="Standard">
      <style:paragraph-properties fo:margin-left="0in" fo:margin-right="0.3925in" fo:margin-top="0in" fo:margin-bottom="0in" loext:contextual-spacing="false" fo:line-height="100%" fo:text-align="end" style:justify-single-word="false" fo:text-indent="0in" style:auto-text-indent="false"/>
      <style:text-properties style:font-name="Times New Roman" fo:font-size="16pt" style:font-name-asian="Calibri1" style:font-size-asian="16pt" style:font-name-complex="Times New Roman1"/>
    </style:style>
    <style:style style:name="P20" style:family="paragraph" style:parent-style-name="Standard">
      <style:paragraph-properties fo:margin-left="0in" fo:margin-right="-0.0016in" fo:margin-top="0in" fo:margin-bottom="0in" loext:contextual-spacing="false" fo:line-height="100%" fo:text-align="center" style:justify-single-word="false" fo:text-indent="0in" style:auto-text-indent="false"/>
      <style:text-properties style:font-name="Times New Roman" fo:font-weight="bold" style:font-name-asian="Calibri1" style:font-weight-asian="bold" style:font-name-complex="Times New Roman1"/>
    </style:style>
    <style:style style:name="P21" style:family="paragraph" style:parent-style-name="Standard">
      <style:text-properties officeooo:paragraph-rsid="0035762f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tyle="italic" officeooo:paragraph-rsid="0035762f" style:font-name-asian="Calibri1" style:font-style-asian="italic" style:font-name-complex="Times New Roman1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0d1697" style:font-name-asian="Calibri1" style:font-size-asian="14pt" style:font-name-complex="Times New Roman1"/>
    </style:style>
    <style:style style:name="P2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ru" fo:country="RU" fo:font-style="italic" fo:font-weight="bold" officeooo:paragraph-rsid="0035762f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ru" fo:country="RU" fo:font-style="italic" officeooo:paragraph-rsid="0035762f" style:font-size-asian="14pt" style:font-style-asian="italic" style:font-name-complex="Times New Roman1" style:font-size-complex="14pt" style:font-style-complex="italic"/>
    </style:style>
    <style:style style:name="P2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fo:language="ru" fo:country="RU" style:text-underline-style="solid" style:text-underline-width="auto" style:text-underline-color="font-color" officeooo:paragraph-rsid="0035762f" style:font-size-asian="14pt" style:font-name-complex="Times New Roman1" style:font-size-complex="14pt"/>
    </style:style>
    <style:style style:name="P27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4pt" officeooo:paragraph-rsid="0035762f" style:font-size-asian="14pt" style:font-name-complex="Times New Roman1" style:font-size-complex="14pt"/>
    </style:style>
    <style:style style:name="P2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3pt" fo:language="ru" fo:country="RU" fo:font-weight="bold" officeooo:paragraph-rsid="0035762f" style:font-size-asian="13pt" style:font-weight-asian="bold" style:font-name-complex="Times New Roman1" style:font-size-complex="13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3pt" fo:language="ru" fo:country="RU" fo:font-style="italic" officeooo:paragraph-rsid="0035762f" style:font-size-asian="13pt" style:font-style-asian="italic" style:font-name-complex="Times New Roman1" style:font-size-complex="13pt" style:font-style-complex="italic"/>
    </style:style>
    <style:style style:name="P30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35762f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officeooo:paragraph-rsid="0035762f" style:font-size-asian="14pt" style:font-size-complex="14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none" officeooo:paragraph-rsid="0035762f" style:font-size-asian="14pt" style:font-size-complex="14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text-underline-style="none" fo:font-weight="bold" officeooo:rsid="000b0d65" officeooo:paragraph-rsid="0035762f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text-underline-style="solid" style:text-underline-width="auto" style:text-underline-color="font-color" officeooo:paragraph-rsid="0035762f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 fo:break-before="page"/>
      <style:text-properties officeooo:paragraph-rsid="0035762f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text-underline-style="none" fo:font-weight="bold" officeooo:paragraph-rsid="0035762f" style:font-size-asian="14pt" style:font-weight-asian="bold" style:font-size-complex="14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0bbcd3" officeooo:paragraph-rsid="0035762f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paragraph-rsid="0035762f" style:font-size-asian="14pt" style:font-size-complex="14pt"/>
    </style:style>
    <style:style style:name="T1" style:family="text">
      <style:text-properties style:font-name="Times New Roman" style:font-name-asian="Calibri1" style:font-name-complex="Times New Roman1"/>
    </style:style>
    <style:style style:name="T2" style:family="text">
      <style:text-properties style:font-name="Times New Roman" style:font-name-asian="Calibri1" style:font-name-complex="Times New Roman1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1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1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1" style:font-size-complex="22pt"/>
    </style:style>
    <style:style style:name="T6" style:family="text">
      <style:text-properties style:font-name="Times New Roman" fo:font-size="22pt" fo:font-style="italic" officeooo:rsid="0031b6cd" style:font-name-asian="Calibri1" style:font-size-asian="22pt" style:font-style-asian="italic" style:font-name-complex="Times New Roman1" style:font-size-complex="22pt"/>
    </style:style>
    <style:style style:name="T7" style:family="text">
      <style:text-properties style:font-name="Times New Roman" fo:font-size="16pt" style:font-name-asian="Calibri1" style:font-size-asian="16pt" style:font-name-complex="Times New Roman1"/>
    </style:style>
    <style:style style:name="T8" style:family="text">
      <style:text-properties style:font-name="Times New Roman" fo:font-size="16pt" officeooo:rsid="000cf0d8" style:font-name-asian="Calibri1" style:font-size-asian="16pt" style:font-name-complex="Times New Roman1"/>
    </style:style>
    <style:style style:name="T9" style:family="text">
      <style:text-properties style:font-name="Times New Roman" fo:font-size="16pt" officeooo:rsid="0026becd" style:font-name-asian="Calibri1" style:font-size-asian="16pt" style:font-name-complex="Times New Roman1"/>
    </style:style>
    <style:style style:name="T10" style:family="text">
      <style:text-properties style:font-name="Times New Roman" fo:font-size="16pt" officeooo:rsid="0031b6cd" style:font-name-asian="Calibri1" style:font-size-asian="16pt" style:font-name-complex="Times New Roman1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0d3e9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ru" fo:country="RU" fo:font-style="italic" fo:font-weight="bol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4" style:family="text">
      <style:text-properties style:font-name="Times New Roman" fo:font-size="14pt" fo:language="ru" fo:country="RU" fo:font-style="italic" fo:font-weight="bold" officeooo:rsid="000d3e9d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15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6" style:family="text">
      <style:text-properties style:font-name="Times New Roman" fo:font-size="14pt" fo:language="ru" fo:country="RU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style:text-underline-style="none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style:text-underline-style="none" style:font-size-asian="14pt" style:font-name-complex="Times New Roman1" style:font-size-complex="14pt"/>
    </style:style>
    <style:style style:name="T19" style:family="text">
      <style:text-properties style:font-name="Times New Roman" fo:font-size="14pt" style:font-size-asian="14pt" style:font-name-complex="Times New Roman1" style:font-size-complex="14pt"/>
    </style:style>
    <style:style style:name="T20" style:family="text">
      <style:text-properties style:font-name="Times New Roman" fo:font-size="13pt" fo:language="ru" fo:country="RU" fo:font-weight="bold" style:font-size-asian="13pt" style:font-weight-asian="bold" style:font-name-complex="Times New Roman1" style:font-size-complex="13pt" style:font-weight-complex="bold"/>
    </style:style>
    <style:style style:name="T21" style:family="text">
      <style:text-properties style:font-name="Times New Roman" fo:font-size="13pt" fo:language="ru" fo:country="RU" style:font-size-asian="13pt" style:font-name-complex="Times New Roman1" style:font-size-complex="13pt"/>
    </style:style>
    <style:style style:name="T22" style:family="text">
      <style:text-properties style:font-name="Times New Roman" fo:font-size="13pt" fo:language="ru" fo:country="RU" fo:font-style="italic" style:font-size-asian="13pt" style:font-style-asian="italic" style:font-name-complex="Times New Roman1" style:font-size-complex="13pt" style:font-style-complex="italic"/>
    </style:style>
    <style:style style:name="T23" style:family="text">
      <style:text-properties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T24" style:family="text">
      <style:text-properties officeooo:rsid="003273ee"/>
    </style:style>
    <style:style style:name="T25" style:family="text">
      <style:text-properties fo:font-weight="bold" style:font-weight-asian="bold" style:font-name-complex="Times New Roman1" style:font-weight-complex="bold"/>
    </style:style>
    <style:style style:name="T26" style:family="text">
      <style:text-properties fo:font-weight="bold" officeooo:rsid="000b0d65" style:font-weight-asian="bold" style:font-name-complex="Times New Roman1" style:font-weight-complex="bold"/>
    </style:style>
    <style:style style:name="T27" style:family="text">
      <style:text-properties fo:language="ru" fo:country="RU" fo:font-weight="bold" style:font-weight-asian="bold" style:font-name-complex="Times New Roman1" style:font-weight-complex="bold"/>
    </style:style>
    <style:style style:name="T28" style:family="text">
      <style:text-properties fo:language="ru" fo:country="RU" style:text-underline-style="none" fo:font-weight="bold" officeooo:rsid="000b0d65" style:font-weight-asian="bold" style:font-name-complex="Times New Roman1" style:font-weight-complex="bold"/>
    </style:style>
    <style:style style:name="T29" style:family="text">
      <style:text-properties officeooo:rsid="000d3e9d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Рисунок 2" text:anchor-type="char" svg:x="-0.0154in" svg:y="0.2291in" svg:width="0.802in" svg:height="0.9063in" draw:z-index="0"><draw:image xlink:href="Pictures/10000000000000B0000000C735E6AAF6DAB409D4.jpg" xlink:type="simple" xlink:show="embed" xlink:actuate="onLoad" loext:mime-type="image/jpeg"/><svg:desc>Gerb-BMSTU_01</svg:desc><draw:contour-polygon svg:width="0.7839in" svg:height="0.9008in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0">«Московский государственный технический университет</text:p>
            <text:p text:style-name="P20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7"/>
      <text:p text:style-name="P4"/>
      <text:p text:style-name="P15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5"/>
      <text:p text:style-name="P15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6"/>
      <text:p text:style-name="P8"/>
      <text:p text:style-name="P9"/>
      <text:p text:style-name="P9"/>
      <text:p text:style-name="P9"/>
      <text:p text:style-name="P9"/>
      <text:p text:style-name="P10"/>
      <text:p text:style-name="P13">Лабораторная работа №<text:span text:style-name="T24">6</text:span></text:p>
      <text:p text:style-name="P7"/>
      <text:p text:style-name="P16"><text:span text:style-name="T5">По предмету: «</text:span><text:span text:style-name="T6">Компьютерные сети</text:span><text:span text:style-name="T5">»</text:span></text:p>
      <text:p text:style-name="P14">Тема: Разбиение сети на подсети. Настройка DHCP-сервера в сетевом эмуляторе.</text:p>
      <text:p text:style-name="P14">Вариант 2.</text:p>
      <text:p text:style-name="P12"/>
      <text:p text:style-name="P12"/>
      <text:p text:style-name="P12"/>
      <text:p text:style-name="P12"/>
      <text:p text:style-name="P11"/>
      <text:p text:style-name="P7"/>
      <text:p text:style-name="P7"/>
      <text:p text:style-name="P7"/>
      <text:p text:style-name="P7"/>
      <text:p text:style-name="P7"/>
      <text:p text:style-name="P18"><text:span text:style-name="T7">Преподаватель: </text:span><text:span text:style-name="T10">Рогозин Н.О</text:span><text:span text:style-name="T9">.</text:span></text:p>
      <text:p text:style-name="P19">Студент: Гасанзаде М.А.,</text:p>
      <text:p text:style-name="P18"><text:span text:style-name="T7">Группа: ИУ7-</text:span><text:span text:style-name="T8">7</text:span><text:span text:style-name="T7">6Б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/>
      <text:p text:style-name="P6"/>
      <text:p text:style-name="P23">Москва, 2020 г.</text:p>
      <text:p text:style-name="P35"><text:span text:style-name="T14">Задание</text:span><text:span text:style-name="T13">.</text:span></text:p>
      <text:p text:style-name="P24"/>
      <text:p text:style-name="P30"><text:span text:style-name="T15">x - номер по списку в ЭУ (</text:span><text:span text:style-name="T16">номер</text:span><text:span text:style-name="T17"> </text:span><text:span text:style-name="T16">2</text:span><text:span text:style-name="T15">)</text:span></text:p>
      <text:p text:style-name="P30"><text:span text:style-name="T15">Для локальной общей сети был выделен частный адрес 192.168.x.0/24</text:span></text:p>
      <text:p text:style-name="P30"><text:span text:style-name="T15">I. Разделить сеть на 5 подсетей</text:span></text:p>
      <text:p text:style-name="P30"><text:span text:style-name="T15"><text:tab/>1) Подсети 1 и 5 должны поддерживать до x + 10 устройств</text:span></text:p>
      <text:p text:style-name="P30"><text:span text:style-name="T15"><text:tab/>2) Подсети 2 и 4 должны поддерживать до 5 устройств</text:span></text:p>
      <text:p text:style-name="P30"><text:span text:style-name="T15"><text:tab/>3) Подсеть 3 должна поддерживать только 2 устройства</text:span></text:p>
      <text:p text:style-name="P30"><text:span text:style-name="T15">Использовать не более трех подсетей с возможностью размещения x + 10</text:span></text:p>
      <text:p text:style-name="P30"><text:span text:style-name="T15">хостов</text:span></text:p>
      <text:p text:style-name="P27"/>
      <text:p text:style-name="P27"/>
      <text:p text:style-name="P21"><text:span text:style-name="T19">Original Network ID: </text:span><text:span text:style-name="T11">192.168.</text:span><text:span text:style-name="T12">2</text:span><text:span text:style-name="T11">.0/24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F"/>
        <table:table-row>
          <table:table-cell table:style-name="Table2.A1" office:value-type="string">
            <text:p text:style-name="P31"><text:span text:style-name="T26">№</text:span><text:span text:style-name="T25"> </text:span><text:span text:style-name="T27">подсети</text:span></text:p>
          </table:table-cell>
          <table:table-cell table:style-name="Table2.A1" office:value-type="string">
            <text:p text:style-name="P31"><text:span text:style-name="T26">Кол-во</text:span><text:span text:style-name="T25"> </text:span><text:span text:style-name="T28">хостов</text:span></text:p>
          </table:table-cell>
          <table:table-cell table:style-name="Table2.A1" office:value-type="string">
            <text:p text:style-name="P31"><text:span text:style-name="T25">Network </text:span></text:p>
            <text:p text:style-name="P31"><text:span text:style-name="T25">ID</text:span></text:p>
          </table:table-cell>
          <table:table-cell table:style-name="Table2.A1" office:value-type="string">
            <text:p text:style-name="P32"><text:span text:style-name="T25">Host </text:span></text:p>
            <text:p text:style-name="P32"><text:span text:style-name="T25">ID </text:span></text:p>
            <text:p text:style-name="P32"><text:span text:style-name="T25">Range</text:span></text:p>
          </table:table-cell>
          <table:table-cell table:style-name="Table2.A1" office:value-type="string">
            <text:p text:style-name="P36">Широкове<text:span text:style-name="T29">щ</text:span>ательный адрес</text:p>
          </table:table-cell>
          <table:table-cell table:style-name="Table2.F1" office:value-type="string">
            <text:p text:style-name="P33">Маска</text:p>
          </table:table-cell>
        </table:table-row>
        <table:table-row table:style-name="Table2.2">
          <table:table-cell table:style-name="Table2.A2" office:value-type="string">
            <text:p text:style-name="P37">1</text:p>
          </table:table-cell>
          <table:table-cell table:style-name="Table2.A2" office:value-type="string">
            <text:p text:style-name="P37">12</text:p>
          </table:table-cell>
          <table:table-cell table:style-name="Table2.A2" office:value-type="string">
            <text:p text:style-name="P38">192.168.2.0</text:p>
          </table:table-cell>
          <table:table-cell table:style-name="Table2.A2" office:value-type="string">
            <text:p text:style-name="P38">1-14</text:p>
          </table:table-cell>
          <table:table-cell table:style-name="Table2.A2" office:value-type="string">
            <text:p text:style-name="P38">192.168.2.15</text:p>
          </table:table-cell>
          <table:table-cell table:style-name="Table2.F2" office:value-type="string">
            <text:p text:style-name="P38">255.255.255.240(28)</text:p>
          </table:table-cell>
        </table:table-row>
        <table:table-row>
          <table:table-cell table:style-name="Table2.A2" office:value-type="string">
            <text:p text:style-name="P37">2</text:p>
          </table:table-cell>
          <table:table-cell table:style-name="Table2.A2" office:value-type="string">
            <text:p text:style-name="P37">5</text:p>
          </table:table-cell>
          <table:table-cell table:style-name="Table2.A2" office:value-type="string">
            <text:p text:style-name="P38">192.168.2.32</text:p>
          </table:table-cell>
          <table:table-cell table:style-name="Table2.A2" office:value-type="string">
            <text:p text:style-name="P38">33-38</text:p>
          </table:table-cell>
          <table:table-cell table:style-name="Table2.A2" office:value-type="string">
            <text:p text:style-name="P38">192.168.2.39</text:p>
          </table:table-cell>
          <table:table-cell table:style-name="Table2.F2" office:value-type="string">
            <text:p text:style-name="P38">255.255.255.248(29)</text:p>
          </table:table-cell>
        </table:table-row>
        <table:table-row>
          <table:table-cell table:style-name="Table2.A2" office:value-type="string">
            <text:p text:style-name="P37">3</text:p>
          </table:table-cell>
          <table:table-cell table:style-name="Table2.A2" office:value-type="string">
            <text:p text:style-name="P37">2</text:p>
          </table:table-cell>
          <table:table-cell table:style-name="Table2.A2" office:value-type="string">
            <text:p text:style-name="P38">192.168.2.48</text:p>
          </table:table-cell>
          <table:table-cell table:style-name="Table2.A2" office:value-type="string">
            <text:p text:style-name="P38">49-50</text:p>
          </table:table-cell>
          <table:table-cell table:style-name="Table2.A2" office:value-type="string">
            <text:p text:style-name="P38">192.168.2.51</text:p>
          </table:table-cell>
          <table:table-cell table:style-name="Table2.F2" office:value-type="string">
            <text:p text:style-name="P38">255.255.255.252(30)</text:p>
          </table:table-cell>
        </table:table-row>
        <table:table-row>
          <table:table-cell table:style-name="Table2.A2" office:value-type="string">
            <text:p text:style-name="P37">4</text:p>
          </table:table-cell>
          <table:table-cell table:style-name="Table2.A2" office:value-type="string">
            <text:p text:style-name="P37">5</text:p>
          </table:table-cell>
          <table:table-cell table:style-name="Table2.A2" office:value-type="string">
            <text:p text:style-name="P38">192.168.2.40</text:p>
          </table:table-cell>
          <table:table-cell table:style-name="Table2.A2" office:value-type="string">
            <text:p text:style-name="P38">41-46</text:p>
          </table:table-cell>
          <table:table-cell table:style-name="Table2.A2" office:value-type="string">
            <text:p text:style-name="P38">192.168.2.47</text:p>
          </table:table-cell>
          <table:table-cell table:style-name="Table2.F2" office:value-type="string">
            <text:p text:style-name="P38">255.255.255.248(29)</text:p>
          </table:table-cell>
        </table:table-row>
        <table:table-row>
          <table:table-cell table:style-name="Table2.A2" office:value-type="string">
            <text:p text:style-name="P37">5</text:p>
          </table:table-cell>
          <table:table-cell table:style-name="Table2.A2" office:value-type="string">
            <text:p text:style-name="P37">12</text:p>
          </table:table-cell>
          <table:table-cell table:style-name="Table2.A2" office:value-type="string">
            <text:p text:style-name="P38">192.168.2.16</text:p>
          </table:table-cell>
          <table:table-cell table:style-name="Table2.A2" office:value-type="string">
            <text:p text:style-name="P38"><text:span text:style-name="T29">1</text:span>7-30</text:p>
          </table:table-cell>
          <table:table-cell table:style-name="Table2.A2" office:value-type="string">
            <text:p text:style-name="P38">192.168.2.31</text:p>
          </table:table-cell>
          <table:table-cell table:style-name="Table2.F2" office:value-type="string">
            <text:p text:style-name="P38">255.255.255.240(28)</text:p>
          </table:table-cell>
        </table:table-row>
      </table:table>
      <text:p text:style-name="P30"><text:span text:style-name="T15"/></text:p>
      <text:p text:style-name="P34"><text:span text:style-name="T15">Настройка dhcp на роутере на примере сети 2</text:span><text:span text:style-name="T18">:</text:span></text:p>
      <text:p text:style-name="P26"/>
      <text:p text:style-name="P30"><text:span text:style-name="T20">ip dhcp excluded-address 192.168.2.38</text:span><text:span text:style-name="T21"> – </text:span><text:span text:style-name="T22">резервирование адреса шлюза по умолчанию.</text:span></text:p>
      <text:p text:style-name="P28"/>
      <text:p text:style-name="P30"><text:span text:style-name="T20">ip dhcp pool pool2</text:span><text:span text:style-name="T21"> – </text:span><text:span text:style-name="T22">создание пула адресов.</text:span></text:p>
      <text:p text:style-name="P28"/>
      <text:p text:style-name="P30"><text:span text:style-name="T20">network 192.168.2.32 255.255.255.248</text:span><text:span text:style-name="T21"> –</text:span><text:span text:style-name="T22">диапазон адресов выдачи с данной маской</text:span></text:p>
      <text:p text:style-name="P30"><text:span text:style-name="T20">default-router 192.168.2.38</text:span><text:span text:style-name="T21"> – </text:span><text:span text:style-name="T22">адрес роутера (равен последнему доступному номеру хоста в сети).</text:span></text:p>
      <text:p text:style-name="P29"/>
      <text:p text:style-name="P30"><text:span text:style-name="T20">int </text:span><text:span text:style-name="T23">g</text:span><text:span text:style-name="T20">0/0/1</text:span><text:span text:style-name="T21"> – </text:span><text:span text:style-name="T22">интерфейс Gig0/0/1, к которому подключаются устройства подсети 2.</text:span></text:p>
      <text:p text:style-name="P28"/>
      <text:p text:style-name="P30"><text:span text:style-name="T20">ip address 192.168.2.38 255.255.255.248</text:span><text:span text:style-name="T21"> – </text:span><text:span text:style-name="T22">установка адреса и маски для интерфейса.</text:span></text:p>
      <text:p text:style-name="P25"/>
      <text:p text:style-name="P30"><text:soft-page-break/><text:span text:style-name="T15">Аналогично настроим и остальные се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.111in" loext:contextual-spacing="false" fo:line-height="108%" fo:text-align="start" style:justify-single-word="false" fo:orphans="2" fo:widows="2" fo:hyphenation-ladder-count="no-limit" style:page-number="auto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in" fo:margin-bottom="0in" loext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Стандартный_20_HTML" style:display-name="Стандартный HTML" style:family="paragraph" style:parent-style-name="Standard">
      <style:text-properties fo:color="#000000" style:font-name="Courier New1" fo:font-family="'Courier New'" style:font-family-generic="modern" fo:font-size="10pt" fo:letter-spacing="normal" style:font-size-asian="10pt" style:font-name-complex="Courier New1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  <style:text-properties fo:color="#3d2b18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c12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Непропорциональный_20_текст" style:display-name="Непропорциональный текст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0.4898in" fo:margin-left="0.7398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style:font-size-asian="14pt" style:font-size-complex="14pt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uhammadali Hasanzade</meta:initial-creator>
    <meta:editing-cycles>48</meta:editing-cycles>
    <meta:print-date>2020-05-22T09:09:00</meta:print-date>
    <meta:creation-date>2020-02-08T19:02:00</meta:creation-date>
    <dc:date>2021-01-07T18:03:19.250606315</dc:date>
    <meta:editing-duration>PT4H55M37S</meta:editing-duration>
    <meta:generator>LibreOffice/6.4.6.2$Linux_X86_64 LibreOffice_project/40$Build-2</meta:generator>
    <meta:document-statistic meta:table-count="2" meta:image-count="1" meta:object-count="0" meta:page-count="3" meta:paragraph-count="75" meta:word-count="253" meta:character-count="1933" meta:non-whitespace-character-count="1741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